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size-asian="10.5pt" style:font-weight-asian="bold" style:font-weight-complex="bold"/>
    </style:style>
    <style:style style:name="P3" style:family="paragraph" style:parent-style-name="Standard">
      <style:text-properties style:font-name="Arial" fo:font-weight="bold" officeooo:rsid="001878fa" officeooo:paragraph-rsid="001878fa" style:font-size-asian="10.5pt" style:font-weight-asian="bold" style:font-weight-complex="bold"/>
    </style:style>
    <style:style style:name="P4" style:family="paragraph" style:parent-style-name="Standard">
      <style:text-properties style:font-name="Arial" fo:font-weight="bold" officeooo:rsid="002032c8" officeooo:paragraph-rsid="002032c8" style:font-size-asian="10.5pt" style:font-weight-asian="bold" style:font-weight-complex="bold"/>
    </style:style>
    <style:style style:name="P5" style:family="paragraph" style:parent-style-name="Standard">
      <style:text-properties style:font-name="Arial" fo:font-weight="bold" officeooo:rsid="0036cc41" officeooo:paragraph-rsid="0036cc41" style:font-size-asian="10.5pt" style:font-weight-asian="bold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style:font-size-asian="10.5pt"/>
    </style:style>
    <style:style style:name="P8" style:family="paragraph" style:parent-style-name="Standard">
      <style:text-properties style:font-name="Arial" officeooo:rsid="001878fa" officeooo:paragraph-rsid="001878fa" style:font-size-asian="10.5pt"/>
    </style:style>
    <style:style style:name="P9" style:family="paragraph" style:parent-style-name="Standard">
      <style:text-properties style:font-name="Arial" officeooo:rsid="001878fa" officeooo:paragraph-rsid="0028393f" style:font-size-asian="10.5pt"/>
    </style:style>
    <style:style style:name="P10" style:family="paragraph" style:parent-style-name="Standard">
      <style:text-properties style:font-name="Arial" officeooo:rsid="001878fa" officeooo:paragraph-rsid="0033232c" style:font-size-asian="10.5pt"/>
    </style:style>
    <style:style style:name="P11" style:family="paragraph" style:parent-style-name="Standard">
      <style:text-properties style:font-name="Arial" officeooo:rsid="001acf11" officeooo:paragraph-rsid="001acf11" style:font-size-asian="10.5pt"/>
    </style:style>
    <style:style style:name="P12" style:family="paragraph" style:parent-style-name="Standard">
      <style:text-properties style:font-name="Arial" officeooo:rsid="001acf11" officeooo:paragraph-rsid="002aec2d" style:font-size-asian="10.5pt"/>
    </style:style>
    <style:style style:name="P13" style:family="paragraph" style:parent-style-name="Standard">
      <style:text-properties style:font-name="Arial" officeooo:rsid="001c658f" officeooo:paragraph-rsid="001c658f" style:font-size-asian="10.5pt"/>
    </style:style>
    <style:style style:name="P14" style:family="paragraph" style:parent-style-name="Standard">
      <style:text-properties style:font-name="Arial" officeooo:rsid="001c658f" officeooo:paragraph-rsid="00369e0d" style:font-size-asian="10.5pt"/>
    </style:style>
    <style:style style:name="P15" style:family="paragraph" style:parent-style-name="Standard">
      <style:text-properties style:font-name="Arial" officeooo:rsid="001ebb90" officeooo:paragraph-rsid="001ebb90" style:font-size-asian="10.5pt"/>
    </style:style>
    <style:style style:name="P16" style:family="paragraph" style:parent-style-name="Standard">
      <style:text-properties style:font-name="Arial" officeooo:rsid="001ebb90" officeooo:paragraph-rsid="003571b3" style:font-size-asian="10.5pt"/>
    </style:style>
    <style:style style:name="P17" style:family="paragraph" style:parent-style-name="Standard">
      <style:text-properties style:font-name="Arial" officeooo:rsid="002032c8" officeooo:paragraph-rsid="002032c8" style:font-size-asian="10.5pt"/>
    </style:style>
    <style:style style:name="P18" style:family="paragraph" style:parent-style-name="Standard">
      <style:text-properties style:font-name="Arial" officeooo:rsid="0021e11b" officeooo:paragraph-rsid="0021e11b" style:font-size-asian="10.5pt"/>
    </style:style>
    <style:style style:name="P19" style:family="paragraph" style:parent-style-name="Standard">
      <style:text-properties style:font-name="Arial" officeooo:rsid="0021e11b" officeooo:paragraph-rsid="002c106d" style:font-size-asian="10.5pt"/>
    </style:style>
    <style:style style:name="P20" style:family="paragraph" style:parent-style-name="Standard">
      <style:text-properties style:font-name="Arial" officeooo:rsid="0021e877" officeooo:paragraph-rsid="0021e877" style:font-size-asian="10.5pt"/>
    </style:style>
    <style:style style:name="P21" style:family="paragraph" style:parent-style-name="Standard">
      <style:text-properties style:font-name="Arial" officeooo:rsid="0021e877" officeooo:paragraph-rsid="002c9d3a" style:font-size-asian="10.5pt"/>
    </style:style>
    <style:style style:name="P22" style:family="paragraph" style:parent-style-name="Standard">
      <style:text-properties style:font-name="Arial" officeooo:rsid="0022a94f" officeooo:paragraph-rsid="0022a94f" style:font-size-asian="10.5pt"/>
    </style:style>
    <style:style style:name="P23" style:family="paragraph" style:parent-style-name="Standard">
      <style:text-properties style:font-name="Arial" officeooo:rsid="00242b87" officeooo:paragraph-rsid="00242b87" style:font-size-asian="10.5pt"/>
    </style:style>
    <style:style style:name="P24" style:family="paragraph" style:parent-style-name="Standard">
      <style:text-properties style:font-name="Arial" officeooo:rsid="00242b87" officeooo:paragraph-rsid="00369e0d" style:font-size-asian="10.5pt"/>
    </style:style>
    <style:style style:name="P25" style:family="paragraph" style:parent-style-name="Standard">
      <style:text-properties style:font-name="Arial" officeooo:paragraph-rsid="001878fa" style:font-size-asian="10.5pt"/>
    </style:style>
    <style:style style:name="P26" style:family="paragraph" style:parent-style-name="Standard">
      <style:text-properties style:font-name="Arial" officeooo:rsid="00109d99" officeooo:paragraph-rsid="0028393f" style:font-size-asian="10.5pt"/>
    </style:style>
    <style:style style:name="P27" style:family="paragraph" style:parent-style-name="Standard">
      <style:text-properties style:font-name="Arial" officeooo:rsid="002aec2d" officeooo:paragraph-rsid="002aec2d" style:font-size-asian="10.5pt"/>
    </style:style>
    <style:style style:name="P28" style:family="paragraph" style:parent-style-name="Standard">
      <style:text-properties style:font-name="Arial" officeooo:rsid="002c106d" officeooo:paragraph-rsid="002c106d" style:font-size-asian="10.5pt"/>
    </style:style>
    <style:style style:name="P29" style:family="paragraph" style:parent-style-name="Standard">
      <style:text-properties style:font-name="Arial" officeooo:paragraph-rsid="002c106d" style:font-size-asian="10.5pt"/>
    </style:style>
    <style:style style:name="P30" style:family="paragraph" style:parent-style-name="Standard">
      <style:text-properties style:font-name="Arial" officeooo:paragraph-rsid="0033232c" style:font-size-asian="10.5pt"/>
    </style:style>
    <style:style style:name="P31" style:family="paragraph" style:parent-style-name="Standard">
      <style:text-properties style:font-name="Arial" officeooo:rsid="0036cc41" officeooo:paragraph-rsid="0036cc41" style:font-size-asian="10.5pt"/>
    </style:style>
    <style:style style:name="P32" style:family="paragraph" style:parent-style-name="Standard">
      <style:text-properties style:font-name="Arial" officeooo:rsid="0039f839" officeooo:paragraph-rsid="0039f839" style:font-size-asian="10.5pt"/>
    </style:style>
    <style:style style:name="P33" style:family="paragraph" style:parent-style-name="Standard">
      <style:text-properties style:font-name="Arial" officeooo:rsid="003571b3" officeooo:paragraph-rsid="003571b3" style:font-size-asian="10.5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36" style:family="paragraph" style:parent-style-name="Standard">
      <style:text-properties style:font-name="Arial" officeooo:rsid="001878fa" officeooo:paragraph-rsid="001878fa"/>
    </style:style>
    <style:style style:name="P37" style:family="paragraph" style:parent-style-name="Standard">
      <style:text-properties style:font-name="Arial" officeooo:paragraph-rsid="0028393f"/>
    </style:style>
    <style:style style:name="P38" style:family="paragraph" style:parent-style-name="Standard">
      <style:text-properties style:font-name="Arial" fo:font-size="9pt" officeooo:rsid="0019d827" officeooo:paragraph-rsid="002949de" style:font-size-asian="9pt" style:font-size-complex="9pt"/>
    </style:style>
    <style:style style:name="P39" style:family="paragraph" style:parent-style-name="Standard">
      <style:text-properties style:font-name="Arial" officeooo:rsid="0033d5ad" officeooo:paragraph-rsid="0033d5ad"/>
    </style:style>
    <style:style style:name="P40" style:family="paragraph" style:parent-style-name="Standard">
      <style:text-properties style:font-name="Arial" officeooo:rsid="00369e0d" officeooo:paragraph-rsid="00369e0d" fo:background-color="#fff200" style:font-size-asian="10.5pt"/>
    </style:style>
    <style:style style:name="P41" style:family="paragraph" style:parent-style-name="Standard">
      <style:text-properties style:font-name="Arial1" fo:language="en" fo:country="US" officeooo:rsid="0028d1d2" officeooo:paragraph-rsid="002fddd3" style:font-size-asian="10.5pt"/>
    </style:style>
    <style:style style:name="P42" style:family="paragraph" style:parent-style-name="Standard">
      <style:text-properties style:font-name="Arial1" fo:language="en" fo:country="US" officeooo:rsid="001f3519" officeooo:paragraph-rsid="002fddd3"/>
    </style:style>
    <style:style style:name="P43" style:family="paragraph" style:parent-style-name="Standard">
      <style:text-properties style:font-name="Arial1" fo:language="en" fo:country="US" officeooo:rsid="008228e2" officeooo:paragraph-rsid="0039f839"/>
    </style:style>
    <style:style style:name="P44" style:family="paragraph" style:parent-style-name="Standard">
      <style:text-properties style:font-name="Arial1" fo:language="en" fo:country="US" officeooo:rsid="008086c9" officeooo:paragraph-rsid="0039f839"/>
    </style:style>
    <style:style style:name="P45" style:family="paragraph" style:parent-style-name="Standard">
      <style:text-properties style:font-name="Arial1" fo:language="en" fo:country="US" fo:font-weight="bold" officeooo:rsid="001f3519" officeooo:paragraph-rsid="002fddd3" style:font-weight-asian="bold" style:font-weight-complex="bold"/>
    </style:style>
    <style:style style:name="P46" style:family="paragraph" style:parent-style-name="Standard">
      <style:paragraph-properties fo:break-before="page"/>
      <style:text-properties style:font-name="Arial" fo:font-weight="bold" officeooo:paragraph-rsid="0028393f" style:font-weight-asian="bold" style:font-weight-complex="bold"/>
    </style:style>
    <style:style style:name="P47" style:family="paragraph" style:parent-style-name="Standard">
      <style:paragraph-properties fo:break-before="page"/>
      <style:text-properties style:font-name="Arial" fo:font-weight="bold" officeooo:rsid="001acf11" officeooo:paragraph-rsid="001acf11" style:font-size-asian="10.5pt" style:font-weight-asian="bold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Arial1" fo:font-size="16pt" fo:language="en" fo:country="US" fo:font-weight="bold" officeooo:rsid="001f3519" officeooo:paragraph-rsid="002fddd3" style:font-size-asian="16pt" style:font-weight-asian="bold" style:font-size-complex="16pt" style:font-weight-complex="bold"/>
    </style:style>
    <style:style style:name="P49" style:family="paragraph" style:parent-style-name="Standard">
      <style:text-properties style:text-line-through-style="solid" style:text-line-through-type="single" style:font-name="Arial" officeooo:rsid="002aec2d" officeooo:paragraph-rsid="002aec2d" style:font-size-asian="10.5pt"/>
    </style:style>
    <style:style style:name="P50" style:family="paragraph" style:parent-style-name="Standard">
      <style:text-properties style:text-line-through-style="solid" style:text-line-through-type="single" style:font-name="Arial" officeooo:rsid="002032c8" officeooo:paragraph-rsid="002032c8" style:font-size-asian="10.5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style:paragraph-properties fo:text-align="center"/>
    </style:style>
    <style:style style:name="P53" style:family="paragraph">
      <loext:graphic-properties draw:fill-color="#ccffff"/>
      <style:paragraph-properties fo:text-align="center"/>
    </style:style>
    <style:style style:name="P54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55" style:family="paragraph">
      <loext:graphic-properties draw:fill-color="#ffff99"/>
      <style:paragraph-properties fo:text-align="center"/>
    </style:style>
    <style:style style:name="P5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7" style:family="paragraph">
      <loext:graphic-properties draw:fill-color="#669966"/>
      <style:paragraph-properties fo:text-align="center"/>
    </style:style>
    <style:style style:name="P58" style:family="paragraph">
      <loext:graphic-properties draw:fill-color="#ff0000"/>
      <style:paragraph-properties fo:text-align="center"/>
    </style:style>
    <style:style style:name="P59" style:family="paragraph">
      <loext:graphic-properties draw:fill-color="#ff0000"/>
      <style:paragraph-properties fo:text-align="center"/>
      <style:text-properties fo:font-size="12pt"/>
    </style:style>
    <style:style style:name="P60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78fa"/>
    </style:style>
    <style:style style:name="T3" style:family="text">
      <style:text-properties officeooo:rsid="001acf11"/>
    </style:style>
    <style:style style:name="T4" style:family="text">
      <style:text-properties officeooo:rsid="00253777"/>
    </style:style>
    <style:style style:name="T5" style:family="text">
      <style:text-properties officeooo:rsid="002548d1"/>
    </style:style>
    <style:style style:name="T6" style:family="text">
      <style:text-properties officeooo:rsid="0028393f"/>
    </style:style>
    <style:style style:name="T7" style:family="text">
      <style:text-properties officeooo:rsid="002aec2d"/>
    </style:style>
    <style:style style:name="T8" style:family="text">
      <style:text-properties officeooo:rsid="002c106d"/>
    </style:style>
    <style:style style:name="T9" style:family="text">
      <style:text-properties officeooo:rsid="002c9d3a"/>
    </style:style>
    <style:style style:name="T10" style:family="text">
      <style:text-properties officeooo:rsid="0033d5ad"/>
    </style:style>
    <style:style style:name="T11" style:family="text">
      <style:text-properties officeooo:rsid="003571b3"/>
    </style:style>
    <style:style style:name="T12" style:family="text">
      <style:text-properties officeooo:rsid="00369e0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46056" style:font-weight-asian="normal" style:font-weight-complex="normal"/>
    </style:style>
    <style:style style:name="T16" style:family="text">
      <style:text-properties officeooo:rsid="00385534"/>
    </style:style>
    <style:style style:name="T17" style:family="text">
      <style:text-properties officeooo:rsid="00827e54"/>
    </style:style>
    <style:style style:name="T18" style:family="text">
      <style:text-properties officeooo:rsid="0029fd22"/>
    </style:style>
    <style:style style:name="T19" style:family="text">
      <style:text-properties fo:font-size="10pt" style:font-size-asian="10pt" style:font-size-complex="10pt"/>
    </style:style>
    <style:style style:name="gr1" style:family="graphic">
      <style:graphic-properties svg:stroke-color="#000000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80" draw:fill-color="#cc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ff99" draw:fill-color="#ff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6699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PSC 223<text:span text:style-name="T6">N</text:span> <text:s/>Assignment <text:span text:style-name="T10">4</text:span></text:p>
      <text:p text:style-name="P35">Ricochet Ball</text:p>
      <text:p text:style-name="P7"/>
      <text:p text:style-name="P2">Introduction</text:p>
      <text:p text:style-name="P7"/>
      <text:p text:style-name="P10">The goal for the semester is to provide a basic foundation in programming graphic output. <text:s/>This assignment extends your knowledge in creating animated output using C#. <text:s/>This program reinforces programming you did in Assignment 3 and adds a few new features.</text:p>
      <text:p text:style-name="P30"/>
      <text:p text:style-name="P7"/>
      <text:p text:style-name="P2">Background</text:p>
      <text:p text:style-name="P7"/>
      <text:p text:style-name="P7">Think of your graphic area as the top of a billiard table. <text:s/>When the cue ball hits the edge of the table it ricochets off the edge and continues traveling in another direction. <text:s/>In a real billiards game friction will make the ball eventually stop moving or perhaps the ball falls into a pocket, and then it has obviously stopped moving. <text:s/>In <text:span text:style-name="T2">this a</text:span>ssignment <text:span text:style-name="T10">4</text:span> we assume there are no side pockets and no friction. <text:s/>Here the ball keeps moving forever <text:span text:style-name="T4">at the same constant speed</text:span>: well, actually it moves until you click on the <text:span text:style-name="T4">new</text:span> button or the exit button.</text:p>
      <text:p text:style-name="P7"/>
      <text:p text:style-name="P7"/>
      <text:p text:style-name="P6">What you will <text:span text:style-name="T6">experience</text:span> in this homework</text:p>
      <text:p text:style-name="P1"/>
      <text:p text:style-name="P1">1. <text:s/><text:span text:style-name="T6">A better understanding of how refresh rate and motion rate are different</text:span></text:p>
      <text:p text:style-name="P1"/>
      <text:p text:style-name="P39">2. <text:s/>A better understanding of how animation clock speed and ball speed per tic combine to give overall ball in pixels per second.</text:p>
      <text:p text:style-name="P1"/>
      <text:p text:style-name="P1">2. <text:s/><text:span text:style-name="T10">How to (mathematically) bounce a ball off of a hard flat surface such as a wall.</text:span></text:p>
      <text:p text:style-name="P1"/>
      <text:p text:style-name="P36">3. <text:s/>How to convert traditional angles into computer graphic angles.</text:p>
      <text:p text:style-name="P1"/>
      <text:p text:style-name="P7"/>
      <text:p text:style-name="P2">Basic requirements</text:p>
      <text:p text:style-name="P7"/>
      <text:p text:style-name="P9">Make a user interface similar to that of the previous assignment. <text:s/><text:span text:style-name="T6">As in the previous assignment make a thin horizontal rectangle at the top of the graphic area. <text:s/>This is the place to put the title.</text:span></text:p>
      <text:p text:style-name="P9"/>
      <text:p text:style-name="P9"/>
      <text:p text:style-name="P9">This interface will have a small header panel at the top, a large graphic panel in the middle, and a medium size control panel at the bottom. <text:s/>When the interface first appears there are no objects in view. <text:s/>The plane background of the graphical area is the only thing visible.</text:p>
      <text:p text:style-name="P8"/>
      <text:p text:style-name="P8"/>
      <text:p text:style-name="P3">A picture is better than words</text:p>
      <text:p text:style-name="P8"/>
      <text:p text:style-name="P8">The next page has an artist's conception of the appear<text:span text:style-name="T4">ance</text:span> of the f<text:span text:style-name="T10">orm</text:span>.</text:p>
      <text:p text:style-name="P25"/>
      <text:p text:style-name="P46">Sample User Interface</text:p>
      <text:p text:style-name="P37"><draw:rect text:anchor-type="paragraph" draw:z-index="0" draw:style-name="gr1" draw:text-style-name="P51" svg:width="6.9795in" svg:height="6.6252in" svg:x="0.1398in" svg:y="0.1165in"><text:p/></draw:rect><draw:rect text:anchor-type="paragraph" draw:z-index="1" draw:style-name="gr2" draw:text-style-name="P53" svg:width="6.9795in" svg:height="0.5315in" svg:x="0.1398in" svg:y="0.1165in"><text:p text:style-name="P52">Ricochet Ball by Marianne Gonzalez</text:p></draw:rect><draw:rect text:anchor-type="paragraph" draw:z-index="2" draw:style-name="gr3" draw:text-style-name="P54" svg:width="0.5961in" svg:height="0.3441in" svg:x="0.5862in" svg:y="5.2in"><text:p text:style-name="P52"><text:span text:style-name="T19">Spe</text:span><text:span text:style-name="T19">ed </text:span><text:span text:style-name="T19">(Hz)</text:span></text:p></draw:rect><draw:rect text:anchor-type="paragraph" draw:z-index="3" draw:style-name="gr3" draw:text-style-name="P54" svg:width="1.1012in" svg:height="0.448in" svg:x="4.1083in" svg:y="5.1791in"><text:p text:style-name="P52"><text:span text:style-name="T19">Dire</text:span><text:span text:style-name="T19">ctio</text:span><text:span text:style-name="T19">n</text:span></text:p></draw:rect><draw:rect text:anchor-type="paragraph" draw:z-index="4" draw:style-name="gr3" draw:text-style-name="P54" svg:width="1.8724in" svg:height="0.2295in" svg:x="4.1083in" svg:y="5.8563in"><text:p text:style-name="P52"><text:span text:style-name="T19">Coo</text:span><text:span text:style-name="T19">rdin</text:span><text:span text:style-name="T19">ates </text:span><text:span text:style-name="T19">of </text:span><text:span text:style-name="T19">Cen</text:span><text:span text:style-name="T19">ter </text:span><text:span text:style-name="T19">of </text:span><text:span text:style-name="T19">Ball</text:span></text:p></draw:rect><draw:rect text:anchor-type="paragraph" draw:z-index="5" draw:style-name="gr3" draw:text-style-name="P54" svg:width="0.285in" svg:height="0.3571in" svg:x="4.2272in" svg:y="6.1555in"><text:p text:style-name="P52"><text:span text:style-name="T19">X =</text:span></text:p></draw:rect><draw:rect text:anchor-type="paragraph" draw:z-index="6" draw:style-name="gr3" draw:text-style-name="P54" svg:width="0.2031in" svg:height="0.3571in" svg:x="5.2453in" svg:y="6.1638in"><text:p text:style-name="P52"><text:span text:style-name="T19">Y =</text:span></text:p></draw:rect><draw:rect text:anchor-type="paragraph" draw:z-index="14" draw:style-name="gr8" draw:text-style-name="P57" svg:width="6.9795in" svg:height="4.3858in" svg:x="0.1398in" svg:y="0.648in"><text:p/></draw:rect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ellipse text:anchor-type="paragraph" draw:z-index="23" draw:style-name="gr9" draw:text-style-name="P58" svg:width="0.1669in" svg:height="0.198in" svg:x="3.6299in" svg:y="0.0201in"><text:p/></draw:ellips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rect text:anchor-type="paragraph" draw:z-index="7" draw:style-name="gr4" draw:text-style-name="P55" svg:width="6.9795in" svg:height="1.698in" svg:x="0.1398in" svg:y="0.0602in"><text:p/></draw:rect></text:p>
      <text:p text:style-name="P37"><draw:rect text:anchor-type="paragraph" draw:z-index="8" draw:style-name="gr5" draw:text-style-name="P56" svg:width="0.6614in" svg:height="0.3543in" svg:x="0.8134in" svg:y="0.0146in"><text:p text:style-name="P52"><text:span text:style-name="T19">New</text:span></text:p></draw:rect><draw:rect text:anchor-type="paragraph" draw:z-index="15" draw:style-name="gr5" draw:text-style-name="P56" svg:width="0.6614in" svg:height="0.3543in" svg:x="3.0638in" svg:y="0.0299in"><text:p text:style-name="P52"><text:span text:style-name="T19">Star</text:span><text:span text:style-name="T19">t</text:span></text:p></draw:rect><draw:rect text:anchor-type="paragraph" draw:z-index="16" draw:style-name="gr5" draw:text-style-name="P56" svg:width="0.6614in" svg:height="0.3543in" svg:x="4.772in" svg:y="0.0043in"><text:p text:style-name="P52"><text:span text:style-name="T19">Quit</text:span></text:p></draw:rect><draw:rect text:anchor-type="paragraph" draw:z-index="22" draw:style-name="gr6" draw:text-style-name="P54" svg:width="0.8287in" svg:height="0.2594in" svg:x="6.1602in" svg:y="0.0154in"><text:p text:style-name="P52"><text:span text:style-name="T19">Coo</text:span><text:span text:style-name="T19">rdin</text:span><text:span text:style-name="T19">ates</text:span></text:p></draw:rect></text:p>
      <text:p text:style-name="P37"><draw:rect text:anchor-type="paragraph" draw:z-index="11" draw:style-name="gr7" draw:text-style-name="P56" svg:width="0.3953in" svg:height="0.3571in" svg:x="6.3909in" svg:y="0.1807in"><text:p text:style-name="P52"><text:span text:style-name="T19">950</text:span></text:p></draw:rect></text:p>
      <text:p text:style-name="P37"><draw:rect text:anchor-type="paragraph" draw:z-index="20" draw:style-name="gr6" draw:text-style-name="P54" svg:width="0.5059in" svg:height="0.2598in" svg:x="5.7965in" svg:y="0.0382in"><text:p text:style-name="P52"><text:span text:style-name="T19">X <text:s text:c="2"/></text:span><text:span text:style-name="T19">=</text:span></text:p></draw:rect></text:p>
      <text:p text:style-name="P37"><draw:rect text:anchor-type="paragraph" draw:z-index="10" draw:style-name="gr6" draw:text-style-name="P54" svg:width="1.0587in" svg:height="0.2594in" svg:x="0.6492in" svg:y="0.1063in"><text:p text:style-name="P52"><text:span text:style-name="T19">Refr</text:span><text:span text:style-name="T19">esh </text:span><text:span text:style-name="T19">rate </text:span><text:span text:style-name="T19">(Hz)</text:span></text:p></draw:rect><draw:rect text:anchor-type="paragraph" draw:z-index="17" draw:style-name="gr6" draw:text-style-name="P54" svg:width="1.4331in" svg:height="0.2594in" svg:x="2.6756in" svg:y="0.128in"><text:p text:style-name="P52"><text:span text:style-name="T19">Spe</text:span><text:span text:style-name="T19">ed </text:span><text:span text:style-name="T19">(pix</text:span><text:span text:style-name="T19">el/s</text:span><text:span text:style-name="T19">eco</text:span><text:span text:style-name="T19">nd)</text:span></text:p></draw:rect><draw:rect text:anchor-type="paragraph" draw:z-index="18" draw:style-name="gr6" draw:text-style-name="P54" svg:width="1.0587in" svg:height="0.2594in" svg:x="4.4311in" svg:y="0.0764in"><text:p text:style-name="P52"><text:span text:style-name="T19">Dire</text:span><text:span text:style-name="T19">ctio</text:span><text:span text:style-name="T19">n </text:span><text:span text:style-name="T19">(deg</text:span><text:span text:style-name="T19">rees</text:span><text:span text:style-name="T19">)</text:span></text:p></draw:rect></text:p>
      <text:p text:style-name="P37"><draw:rect text:anchor-type="paragraph" draw:z-index="12" draw:style-name="gr7" draw:text-style-name="P56" svg:width="0.3941in" svg:height="0.3571in" svg:x="6.4016in" svg:y="0.1055in"><text:p text:style-name="P52"><text:span text:style-name="T19">205</text:span></text:p></draw:rect><draw:rect text:anchor-type="paragraph" draw:z-index="21" draw:style-name="gr6" draw:text-style-name="P54" svg:width="0.5059in" svg:height="0.2598in" svg:x="5.8075in" svg:y="0.1437in"><text:p text:style-name="P52"><text:span text:style-name="T19">Y <text:s text:c="2"/></text:span><text:span text:style-name="T19">=</text:span></text:p></draw:rect><draw:rect text:anchor-type="paragraph" draw:z-index="19" draw:style-name="gr5" draw:text-style-name="P56" svg:width="0.7134in" svg:height="0.385in" svg:x="4.7346in" svg:y="0.1437in"><text:p text:style-name="P52"><text:span text:style-name="T19">35</text:span></text:p></draw:rect></text:p>
      <text:p text:style-name="P37"><draw:rect text:anchor-type="paragraph" draw:z-index="9" draw:style-name="gr5" draw:text-style-name="P56" svg:width="0.615in" svg:height="0.4169in" svg:x="0.839in" svg:y="0.0043in"><text:p text:style-name="P52"><text:span text:style-name="T19">24.0</text:span></text:p></draw:rect><draw:rect text:anchor-type="paragraph" draw:z-index="13" draw:style-name="gr5" draw:text-style-name="P56" svg:width="0.7134in" svg:height="0.385in" svg:x="3.0673in" svg:y="0.0035in"><text:p text:style-name="P52"><text:span text:style-name="T19">78.5</text:span></text:p></draw:rect></text:p>
      <text:p text:style-name="P37"/>
      <text:p text:style-name="P37"/>
      <text:p text:style-name="P37"/>
      <text:p text:style-name="P37"/>
      <text:p text:style-name="P37"/>
      <text:p text:style-name="P26"/>
      <text:p text:style-name="P26"/>
      <text:p text:style-name="P26"/>
      <text:p text:style-name="P26"/>
      <text:p text:style-name="P26"/>
      <text:p text:style-name="P38">This image was made by Libre Office word processor from www.libreoffice.org and saved in open source format “.odt”. <text:s/>Sometimes when odt files are opened in closed source word processors the images do not displa<text:span text:style-name="T3">y correctly.</text:span></text:p>
      <text:p text:style-name="P47">Description of the components of the user interface</text:p>
      <text:p text:style-name="P7"/>
      <text:p text:style-name="P27"><text:span text:style-name="T11">1. <text:s/></text:span>At the top there is a thin rectangle that holds the title and your name. <text:s/><text:span text:style-name="T10">A height of 60 or 80 pixels seems like a suitable height.</text:span></text:p>
      <text:p text:style-name="P11"/>
      <text:p text:style-name="P49"><text:span text:style-name="T11">2. <text:s/></text:span>In the middle is a large rectangle which represents the top of the billiard table. <text:s/><text:span text:style-name="T10">This <text:s/>middle area should be about 850 to 900 pixels high.</text:span></text:p>
      <text:p text:style-name="P12"/>
      <text:p text:style-name="P27"><text:span text:style-name="T11">3. <text:s/></text:span>The bottom of the frame is a rectangular area where the controls are placed. <text:s/><text:span text:style-name="T10">The lower yellow rectangle has a height of 100 to 140 pixels. <text:s/>You decide the exact number.</text:span></text:p>
      <text:p text:style-name="P11"/>
      <text:p text:style-name="P11"><text:span text:style-name="T11">4. <text:s/></text:span>When a user clicks on “New” all the input fields are set to blanks and a small ball <text:span text:style-name="T11">with a radius equal to 5 pixels</text:span> appears in the center of the <text:span text:style-name="T11">(dark green) </text:span>graphical area.</text:p>
      <text:p text:style-name="P11"/>
      <text:p text:style-name="P33">5. <text:s/>The user is expected to input the refresh rate into the box marked “Refresh rate”. <text:s/>Enter the number of times per second the refresh clock should tic.</text:p>
      <text:p text:style-name="P13"/>
      <text:p text:style-name="P14"><text:span text:style-name="T11">6. <text:s/></text:span>The speed input box is where you enter how many pixels the object (ball) will move each second. <text:s/><text:span text:style-name="T12">This is sometimes called the “linear speed” of the moving object. <text:s/>Given this linear speed number the programmer has to determine two new numbers: the speed of the animation clock and the delta number (how far the ball moves with each tic of the animation clock). <text:s/>This is candidate material for a lecture.</text:span></text:p>
      <text:p text:style-name="P14"/>
      <text:p text:style-name="P40">Linear speed, animation clock, and delta number have nothing to do with refresh rate in paragraph #5.</text:p>
      <text:p text:style-name="P15"/>
      <text:p text:style-name="P16"><text:span text:style-name="T11">7. <text:s/></text:span>The direction input box is expecting to receive a number of degrees. <text:s/><text:span text:style-name="T11">The ball will initially travel in the direction of the inputted number. <text:s/>The inputted number should be stored in a variable of type double.</text:span></text:p>
      <text:p text:style-name="P15"/>
      <text:p text:style-name="P15">Be careful. <text:s/>The user of your software expects the coordinate system to be the standard one used in mathematics. <text:s/>That is, zero degrees is the positive x axis, and as degrees increase they rotate in a counter-clockwise direction. <text:s/>However, the com<text:span text:style-name="T5">puter</text:span> coordinate system is upside down. <text:s/>You have to adjust for this upside down feature. <text:s/>For example, if the user inputs 30 degrees as the direction for the ball to travel then the ball moves in an upward direction toward the right. <text:s/>The computer science coordinate system would say to move the ball downward, and that is not acceptable.</text:p>
      <text:p text:style-name="P7"/>
      <text:p text:style-name="P15"><text:span text:style-name="T11">8. <text:s/></text:span>When the user clicks on the start button then the three input numbers are read: refresh rate, speed, and direction. <text:s/>Using those three numbers the ball starts moving in the given direction. <text:s/><text:span text:style-name="T12">[How to set the animation clock speed will be discussed in the lecture.]</text:span></text:p>
      <text:p text:style-name="P15"/>
      <text:p text:style-name="P17"><text:span text:style-name="T12">9. <text:s/></text:span>When the ball reaches one of the four walls it bounces off the wall and continues. <text:s text:c="2"/>We say that the ball ricochets off of the wall. <text:s/>Then the ball continues in straight line in a new direction until it ricochets off of another wall. <text:s/>This ricochet action continues until the user clicks on “Quit” or clicks on “New”.</text:p>
      <text:p text:style-name="P17"/>
      <text:p text:style-name="P17"><text:span text:style-name="T12">10. <text:s/></text:span>If the user clicks on Quit then the frame closes. <text:s/>If the user clicks on New then ball stops and all the input fields become blank.</text:p>
      <text:p text:style-name="P17"><text:soft-page-break/></text:p>
      <text:p text:style-name="P50"><text:span text:style-name="T12">12. <text:s/></text:span>While the ball is moving the coordinates of the ball are displayed in the X and Y output fields. <text:s/>Remember to output the coordinates of the center of the ball – not the coordinates of the upper left corner of the ball.</text:p>
      <text:p text:style-name="P7"/>
      <text:p text:style-name="P7"/>
      <text:p text:style-name="P4">Math for computer graphics</text:p>
      <text:p text:style-name="P17"/>
      <text:p text:style-name="P17">Think about the refresh rate. <text:s/>The <text:span text:style-name="T8">refresh number, which is of type double, that you enter is the n</text:span>umber of times <text:span text:style-name="T7">per second </text:span>a new graphical area will be displayed. <text:s/>However, your refresh clock does not want the refresh rate, but it wants time period (in millisec) between each such refresh. <text:s/><text:span text:style-name="T8">T</text:span>hat time period in millisecond is obtained by dividing 1000.<text:span text:style-name="T8">0</text:span> by the refresh rate. <text:s/>Hence a refresh rate of 30.<text:span text:style-name="T7">0</text:span> Hz means that the time period between each refresh<text:span text:style-name="T8">es</text:span> is 1000.<text:span text:style-name="T7">0</text:span> / 30.<text:span text:style-name="T7">0</text:span> = 33.333333 ms. <text:s/><text:span text:style-name="T8">Since a C Sharp clock wants a time period in whole number of milliseconds, the number 33.333333ms will have to be rounded to 33ms before passing the number to the clock.</text:span></text:p>
      <text:p text:style-name="P7"/>
      <text:p text:style-name="P19">Now consider the speed of motion of the ball. <text:s/><text:span text:style-name="T8">Consider the following math. <text:s/>Let's suppose you input a speed of 80 pixels per second for the ball. <text:s/>Also, suppose the ball speed clock is running at 50 Hz, which means the ball speed clock updates the coordinates of the ball 50 times per second. <text:s/>Using that information compute these two numbers:</text:span></text:p>
      <text:p text:style-name="P19"/>
      <text:p text:style-name="P19">deltax = <text:span text:style-name="T8">80</text:span>*cos(direction)/50</text:p>
      <text:p text:style-name="P19"/>
      <text:p text:style-name="P19">deltay = <text:span text:style-name="T8">80</text:span>*sin(direction)/50</text:p>
      <text:p text:style-name="P29"/>
      <text:p text:style-name="P19">deltax is pronounced “delta X”, and likewise, deltay is pronounced “delta Y”.</text:p>
      <text:p text:style-name="P19"/>
      <text:p text:style-name="P28">In the two equations above “direction” is the angle in radians in which the ball is moving relative to an invisible x-axis.</text:p>
      <text:p text:style-name="P19"><draw:ellipse text:anchor-type="paragraph" draw:z-index="26" draw:style-name="gr9" draw:text-style-name="P59" svg:width="0.1677in" svg:height="0.1988in" svg:x="3.9055in" svg:y="0.1181in"><text:p/></draw:ellipse></text:p>
      <text:p text:style-name="P19"><draw:line text:anchor-type="paragraph" draw:z-index="25" draw:style-name="gr10" draw:text-style-name="P52" svg:x1="3.2492in" svg:y1="0.9472in" svg:x2="3.9575in" svg:y2="0.072in"><text:p/></draw:line></text:p>
      <text:p text:style-name="P19"/>
      <text:p text:style-name="P19"><draw:ellipse text:anchor-type="paragraph" draw:z-index="27" draw:style-name="gr10" draw:text-style-name="P52" svg:width="0.5039in" svg:height="0.5413in" svg:x="3.4957in" svg:y="0.0535in" draw:kind="arc" draw:start-angle="297.43" draw:end-angle="116.68"><text:p/></draw:ellipse><draw:frame text:anchor-type="paragraph" draw:z-index="29" draw:style-name="gr12" draw:text-style-name="P60" svg:width="1.313in" svg:height="0.2815in" svg:x="3.9575in" svg:y="0.0535in"><draw:text-box><text:p>direction in radians</text:p></draw:text-box></draw:frame></text:p>
      <text:p text:style-name="P19"/>
      <text:p text:style-name="P19"><draw:line text:anchor-type="paragraph" draw:z-index="24" draw:style-name="gr10" draw:text-style-name="P52" svg:x1="3.2492in" svg:y1="0.1807in" svg:x2="4.3846in" svg:y2="0.1807in"><text:p/></draw:line><draw:frame text:anchor-type="paragraph" draw:z-index="28" draw:style-name="gr11" draw:text-style-name="P60" svg:width="0.6358in" svg:height="0.2087in" svg:x="4.4783in" svg:y="0.0555in"><draw:text-box><text:p>x-axis</text:p></draw:text-box></draw:frame></text:p>
      <text:p text:style-name="P19"/>
      <text:p text:style-name="P19"/>
      <text:p text:style-name="P19"/>
      <text:p text:style-name="P18">The result is that deltax is the amount to add to the x-coordinate of the ball, deltay is the amount to add to the y-coordinate of the ball.</text:p>
      <text:p text:style-name="P18"/>
      <text:p text:style-name="P18">It can be shown mathematically that when the speed clock updates 50 times per second <text:span text:style-name="T5">t</text:span>hen using the deltax and the deltay computed above will result in the ball traveling a distance of exactly <text:span text:style-name="T9">80</text:span> pixels each second.</text:p>
      <text:p text:style-name="P18"/>
      <text:p text:style-name="P21">How do you change the direction of the ball when it collides with one of the walls? <text:s/>That is the ricochet question. <text:s/>Come to class the ricochet effect will be discussed during a lecture one day.</text:p>
      <text:p text:style-name="P20"><text:soft-page-break/></text:p>
      <text:p text:style-name="P24">All your math calculations should be performed <text:span text:style-name="T9">using variables of type double.</text:span> <text:s/><text:span text:style-name="T12">All your math will be done using variables of type double. <text:s/>These are all doubles: direction angle, linear speed, refresh clock rate, animation clock rate, deltax, deltay, x-coordinate of the center of the ball, y-coordinate of the center of the ball, etc.</text:span></text:p>
      <text:p text:style-name="P23"/>
      <text:p text:style-name="P20"/>
      <text:p text:style-name="P5">What to do when your program works correctly</text:p>
      <text:p text:style-name="P20"/>
      <text:p text:style-name="P31">As in the past you have choices:</text:p>
      <text:p text:style-name="P31"/>
      <text:p text:style-name="P31">1. <text:s/>Keep your finely tuned program private, but bring it with you on the day of the final exam.</text:p>
      <text:p text:style-name="P31"/>
      <text:p text:style-name="P31">2. <text:s/>Send the source files of your program (as attachments) to the professor. <text:s/>I will read those source files, and run the program. <text:s/>I will reply with your score and some constructive feedback. <text:s/>Don’t forget to send the bash file.</text:p>
      <text:p text:style-name="P31"/>
      <text:p text:style-name="P31">3. <text:s/>In the lab you can get my attention, and I will go to your computer. <text:s/>You demonstrate to me how <text:span text:style-name="T16">your</text:span> <text:span text:style-name="T13">ricochet p</text:span>rogram works. <text:s/>I will tell you my frank opinion.</text:p>
      <text:p text:style-name="P20"/>
      <text:p text:style-name="P20"/>
      <text:p text:style-name="P22"><text:span text:style-name="T1">Due date</text:span>: <text:s/><text:span text:style-name="T16">October 29</text:span>, 201<text:span text:style-name="T16">8 before 23:59pm</text:span></text:p>
      <text:p text:style-name="P22"/>
      <text:p text:style-name="P32">If you finish this program after Oct 29 don’t worry about it. <text:s/>I will be glad to give you feedback about your program at any time.</text:p>
      <text:p text:style-name="P48">Announcements</text:p>
      <text:p text:style-name="P42"/>
      <text:p text:style-name="P42"/>
      <text:p text:style-name="P45"/>
      <text:p text:style-name="P44">Video Game Design Club: <text:s/><text:span text:style-name="T17">http://vgdc.ecs.fullerton.edu/</text:span></text:p>
      <text:p text:style-name="P43"/>
      <text:p text:style-name="P43">ACM: <text:s/><text:span text:style-name="T18">http://acm.ecs.fullerton.edu/</text:span></text:p>
      <text:p text:style-name="P44"/>
      <text:p text:style-name="P43">ACM for women: <text:s/><text:span text:style-name="T18">http://acmw.ecs.fullerton.edu/board.html</text:span></text:p>
      <text:p text:style-name="P43"/>
      <text:p text:style-name="P43"><text:span text:style-name="T14">Security club: <text:s text:c="2"/></text:span><text:span text:style-name="T15">https://oss.org/ <text:s text:c="2"/>and <text:s text:c="2"/>https://oss.org/chapters/csuf/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ral Lafayette</meta:initial-creator>
    <meta:creation-date>2011-10-19T22:51:13</meta:creation-date>
    <dc:date>2018-11-05T11:09:55.164549595</dc:date>
    <meta:editing-duration>PT7H52M25S</meta:editing-duration>
    <meta:editing-cycles>44</meta:editing-cycles>
    <meta:generator>LibreOffice/6.0.6.2$Linux_X86_64 LibreOffice_project/00m0$Build-2</meta:generator>
    <meta:print-date>2016-02-29T09:07:58.250524057</meta:print-date>
    <meta:printed-by>General Anthony Wayne</meta:printed-by>
    <meta:document-statistic meta:table-count="0" meta:image-count="0" meta:object-count="0" meta:page-count="6" meta:paragraph-count="55" meta:word-count="1458" meta:character-count="8332" meta:non-whitespace-character-count="6844"/>
  </office:meta>
</office:document-meta>
</file>